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100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dd7e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0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0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2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5" table:formula="of:=[.B3]+[.C3]" office:value-type="float" office:value="2" calcext:value-type="float">
            <text:p>2</text:p>
          </table:table-cell>
          <table:table-cell table:style-name="ce42" table:formula="of:=[.D3]/[.$D$12]" office:value-type="percentage" office:value="0.00625" calcext:value-type="percentage">
            <text:p>0,6%</text:p>
          </table:table-cell>
          <table:table-cell table:style-name="ce46" table:formula="of:=[.E3]" office:value-type="percentage" office:value="0.00625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16" calcext:value-type="float">
            <text:p>16</text:p>
          </table:table-cell>
          <table:table-cell table:style-name="ce29" office:value-type="float" office:value="8" calcext:value-type="float">
            <text:p>8</text:p>
          </table:table-cell>
          <table:table-cell table:style-name="ce35" table:formula="of:=[.B4]+[.C4]" office:value-type="float" office:value="24" calcext:value-type="float">
            <text:p>24</text:p>
          </table:table-cell>
          <table:table-cell table:style-name="ce42" table:formula="of:=[.D4]/[.$D$12]" office:value-type="percentage" office:value="0.075" calcext:value-type="percentage">
            <text:p>7,5%</text:p>
          </table:table-cell>
          <table:table-cell table:style-name="ce47" table:formula="of:=[.F3]+[.E4]" office:value-type="percentage" office:value="0.08125" calcext:value-type="percentage">
            <text:p>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39" calcext:value-type="float">
            <text:p>39</text:p>
          </table:table-cell>
          <table:table-cell table:style-name="ce29" office:value-type="float" office:value="26" calcext:value-type="float">
            <text:p>26</text:p>
          </table:table-cell>
          <table:table-cell table:style-name="ce35" table:formula="of:=[.B5]+[.C5]" office:value-type="float" office:value="65" calcext:value-type="float">
            <text:p>65</text:p>
          </table:table-cell>
          <table:table-cell table:style-name="ce42" table:formula="of:=[.D5]/[.$D$12]" office:value-type="percentage" office:value="0.203125" calcext:value-type="percentage">
            <text:p>20,3%</text:p>
          </table:table-cell>
          <table:table-cell table:style-name="ce46" table:formula="of:=[.F4]+[.E5]" office:value-type="percentage" office:value="0.284375" calcext:value-type="percentage">
            <text:p>2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21" calcext:value-type="float">
            <text:p>21</text:p>
          </table:table-cell>
          <table:table-cell table:style-name="ce29" office:value-type="float" office:value="19" calcext:value-type="float">
            <text:p>19</text:p>
          </table:table-cell>
          <table:table-cell table:style-name="ce35" table:formula="of:=[.B6]+[.C6]" office:value-type="float" office:value="40" calcext:value-type="float">
            <text:p>40</text:p>
          </table:table-cell>
          <table:table-cell table:style-name="ce42" table:formula="of:=[.D6]/[.$D$12]" office:value-type="percentage" office:value="0.125" calcext:value-type="percentage">
            <text:p>12,5%</text:p>
          </table:table-cell>
          <table:table-cell table:style-name="ce48" table:formula="of:=[.F5]+[.E6]" office:value-type="percentage" office:value="0.409375" calcext:value-type="percentage">
            <text:p>4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35" table:formula="of:=[.B7]+[.C7]" office:value-type="float" office:value="38" calcext:value-type="float">
            <text:p>38</text:p>
          </table:table-cell>
          <table:table-cell table:style-name="ce42" table:formula="of:=[.D7]/[.$D$12]" office:value-type="percentage" office:value="0.11875" calcext:value-type="percentage">
            <text:p>11,9%</text:p>
          </table:table-cell>
          <table:table-cell table:style-name="ce48" table:formula="of:=[.F6]+[.E7]" office:value-type="percentage" office:value="0.528125" calcext:value-type="percentage">
            <text:p>5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21" calcext:value-type="float">
            <text:p>21</text:p>
          </table:table-cell>
          <table:table-cell table:style-name="ce29" office:value-type="float" office:value="32" calcext:value-type="float">
            <text:p>32</text:p>
          </table:table-cell>
          <table:table-cell table:style-name="ce35" table:formula="of:=[.B8]+[.C8]" office:value-type="float" office:value="53" calcext:value-type="float">
            <text:p>53</text:p>
          </table:table-cell>
          <table:table-cell table:style-name="ce42" table:formula="of:=[.D8]/[.$D$12]" office:value-type="percentage" office:value="0.165625" calcext:value-type="percentage">
            <text:p>16,6%</text:p>
          </table:table-cell>
          <table:table-cell table:style-name="ce46" table:formula="of:=[.F7]+[.E8]" office:value-type="percentage" office:value="0.69375" calcext:value-type="percentage">
            <text:p>6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18" calcext:value-type="float">
            <text:p>18</text:p>
          </table:table-cell>
          <table:table-cell table:style-name="ce29" office:value-type="float" office:value="25" calcext:value-type="float">
            <text:p>25</text:p>
          </table:table-cell>
          <table:table-cell table:style-name="ce35" table:formula="of:=[.B9]+[.C9]" office:value-type="float" office:value="43" calcext:value-type="float">
            <text:p>43</text:p>
          </table:table-cell>
          <table:table-cell table:style-name="ce42" table:formula="of:=[.D9]/[.$D$12]" office:value-type="percentage" office:value="0.134375" calcext:value-type="percentage">
            <text:p>13,4%</text:p>
          </table:table-cell>
          <table:table-cell table:style-name="ce46" table:formula="of:=[.F8]+[.E9]" office:value-type="percentage" office:value="0.828125" calcext:value-type="percentage">
            <text:p>8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35" table:formula="of:=[.B10]+[.C10]" office:value-type="float" office:value="20" calcext:value-type="float">
            <text:p>20</text:p>
          </table:table-cell>
          <table:table-cell table:style-name="ce42" table:formula="of:=[.D10]/[.$D$12]" office:value-type="percentage" office:value="0.0625" calcext:value-type="percentage">
            <text:p>6,3%</text:p>
          </table:table-cell>
          <table:table-cell table:style-name="ce46" table:formula="of:=[.F9]+[.E10]" office:value-type="percentage" office:value="0.890625" calcext:value-type="percentage">
            <text:p>8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16" calcext:value-type="float">
            <text:p>16</text:p>
          </table:table-cell>
          <table:table-cell table:style-name="ce29" office:value-type="float" office:value="19" calcext:value-type="float">
            <text:p>19</text:p>
          </table:table-cell>
          <table:table-cell table:style-name="ce35" table:formula="of:=[.B11]+[.C11]" office:value-type="float" office:value="35" calcext:value-type="float">
            <text:p>35</text:p>
          </table:table-cell>
          <table:table-cell table:style-name="ce43" table:formula="of:=[.D11]/[.$D$12]" office:value-type="percentage" office:value="0.109375" calcext:value-type="percentage">
            <text:p>10,9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57" calcext:value-type="float">
            <text:p>157</text:p>
          </table:table-cell>
          <table:table-cell table:style-name="ce20" table:formula="of:=SUM([.C3:.C11])" office:value-type="float" office:value="163" calcext:value-type="float">
            <text:p>163</text:p>
          </table:table-cell>
          <table:table-cell table:style-name="ce36" table:formula="of:=SUM([.D3:.D11])"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90625" calcext:value-type="percentage">
            <text:p>49 %</text:p>
          </table:table-cell>
          <table:table-cell table:style-name="ce21" table:formula="of:=[.C12]/[.D12]" office:value-type="percentage" office:value="0.509375" calcext:value-type="percentage">
            <text:p>51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1 caso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72" calcext:value-type="float">
            <text:p>272</text:p>
          </table:table-cell>
          <table:table-cell table:style-name="ce38" office:value-type="float" office:value="1" calcext:value-type="float">
            <text:p>1</text:p>
          </table:table-cell>
          <table:table-cell table:style-name="ce23" table:formula="of:=SUM([.A18:.D18])" office:value-type="float" office:value="322" calcext:value-type="float">
            <text:p>322</text:p>
          </table:table-cell>
          <table:table-cell/>
          <table:table-cell table:style-name="ce60" office:value-type="percentage" office:value="0.037" calcext:value-type="percentage" table:number-columns-spanned="3" table:number-rows-spanned="1">
            <text:p>3,70 %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9" table:formula="of:=[.A18]/[.$E$18]" office:value-type="percentage" office:value="0.0838509316770186" calcext:value-type="percentage">
            <text:p>8,4%</text:p>
          </table:table-cell>
          <table:table-cell table:style-name="ce9" table:formula="of:=[.B18]/[.$E$18]" office:value-type="percentage" office:value="0.0683229813664596" calcext:value-type="percentage">
            <text:p>6,8%</text:p>
          </table:table-cell>
          <table:table-cell table:style-name="ce9" table:formula="of:=[.C18]/[.$E$18]" office:value-type="percentage" office:value="0.84472049689441" calcext:value-type="percentage">
            <text:p>84,5%</text:p>
          </table:table-cell>
          <table:table-cell table:style-name="ce9" table:formula="of:=[.D18]/[.$E$18]" office:value-type="percentage" office:value="0.0031055900621118" calcext:value-type="percentage">
            <text:p>0,3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70"/>
          <table:covered-table-cell table:style-name="ce80"/>
          <table:table-cell/>
        </table:table-row>
        <table:table-row table:style-name="ro2">
          <table:table-cell table:style-name="ce10" office:value-type="string" calcext:value-type="string">
            <text:p>Distribución por síntomas: en 1 caso confirmado no ha sido posible identificar la existencia o no de sintomatología</text:p>
          </table:table-cell>
          <table:table-cell table:number-columns-repeated="5"/>
          <table:table-cell table:style-name="ce61" office:value-type="float" office:value="10.9" calcext:value-type="float" table:number-columns-spanned="3" table:number-rows-spanned="1">
            <text:p>10,90</text:p>
          </table:table-cell>
          <table:covered-table-cell table:style-name="ce71"/>
          <table:covered-table-cell table:style-name="ce81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77" calcext:value-type="float">
            <text:p>177</text:p>
          </table:table-cell>
          <table:table-cell table:style-name="ce30" table:formula="of:=[.B22]/[.E18]" office:value-type="percentage" office:value="0.549689440993789" calcext:value-type="percentage">
            <text:p>55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145" calcext:value-type="float">
            <text:p>145</text:p>
          </table:table-cell>
          <table:table-cell table:style-name="ce31" table:formula="of:=[.B23]/[.E18]" office:value-type="percentage" office:value="0.450310559006211" calcext:value-type="percentage">
            <text:p>45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11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11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Torrero - La Paz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28]/[.$B$99]" office:value-type="percentage" office:value="0.0434782608695652" calcext:value-type="percentage">
            <text:p>4,35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2" office:value-type="float" office:value="14" calcext:value-type="float">
            <text:p>14</text:p>
          </table:table-cell>
          <table:table-cell table:style-name="ce72" table:formula="of:=[.G28]/[.G$37]" office:value-type="percentage" office:value="0.0434782608695652" calcext:value-type="percentage">
            <text:p>4,35 %</text:p>
          </table:table-cell>
          <table:table-cell table:style-name="ce82"/>
          <table:table-cell table:style-name="ce6"/>
        </table:table-row>
        <table:table-row table:style-name="ro2">
          <table:table-cell table:style-name="ce13" office:value-type="string" calcext:value-type="string">
            <text:p>Actur Sur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29]/[.$B$99]" office:value-type="percentage" office:value="0.0403726708074534" calcext:value-type="percentage">
            <text:p>4,04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3" office:value-type="float" office:value="5" calcext:value-type="float">
            <text:p>5</text:p>
          </table:table-cell>
          <table:table-cell table:style-name="ce73" table:formula="of:=[.G29]/[.G$37]" office:value-type="percentage" office:value="0.015527950310559" calcext:value-type="percentage">
            <text:p>1,55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0]/[.$B$99]" office:value-type="percentage" office:value="0.0403726708074534" calcext:value-type="percentage">
            <text:p>4,04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3" office:value-type="float" office:value="8" calcext:value-type="float">
            <text:p>8</text:p>
          </table:table-cell>
          <table:table-cell table:style-name="ce73" table:formula="of:=[.G30]/[.G$37]" office:value-type="percentage" office:value="0.0248447204968944" calcext:value-type="percentage">
            <text:p>2,48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Parque Goya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1]/[.$B$99]" office:value-type="percentage" office:value="0.0403726708074534" calcext:value-type="percentage">
            <text:p>4,04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0" office:value-type="string" calcext:value-type="string">
            <text:p>HUESCA</text:p>
          </table:table-cell>
          <table:table-cell table:style-name="ce63" office:value-type="float" office:value="19" calcext:value-type="float">
            <text:p>19</text:p>
          </table:table-cell>
          <table:table-cell table:style-name="ce73" table:formula="of:=[.G31]/[.G$37]" office:value-type="percentage" office:value="0.0590062111801242" calcext:value-type="percentage">
            <text:p>5,90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Santa Isabel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32]/[.$B$99]" office:value-type="percentage" office:value="0.0403726708074534" calcext:value-type="percentage">
            <text:p>4,04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63" office:value-type="float" office:value="11" calcext:value-type="float">
            <text:p>11</text:p>
          </table:table-cell>
          <table:table-cell table:style-name="ce73" table:formula="of:=[.G32]/[.G$37]" office:value-type="percentage" office:value="0.0341614906832298" calcext:value-type="percentage">
            <text:p>3,42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San Pablo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3]/[.$B$99]" office:value-type="percentage" office:value="0.0372670807453416" calcext:value-type="percentage">
            <text:p>3,73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1" office:value-type="string" calcext:value-type="string">
            <text:p>ZARAGOZA I</text:p>
          </table:table-cell>
          <table:table-cell table:style-name="ce64" office:value-type="float" office:value="69" calcext:value-type="float">
            <text:p>69</text:p>
          </table:table-cell>
          <table:table-cell table:style-name="ce74" table:formula="of:=[.G33]/[.G$37]" office:value-type="percentage" office:value="0.214285714285714" calcext:value-type="percentage">
            <text:p>21,43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Épila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4]/[.$B$99]" office:value-type="percentage" office:value="0.0341614906832298" calcext:value-type="percentage">
            <text:p>3,42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65" office:value-type="float" office:value="87" calcext:value-type="float">
            <text:p>87</text:p>
          </table:table-cell>
          <table:table-cell table:style-name="ce75" table:formula="of:=[.G34]/[.G$37]" office:value-type="percentage" office:value="0.270186335403727" calcext:value-type="percentage">
            <text:p>27,02 %</text:p>
          </table:table-cell>
          <table:table-cell table:style-name="ce83"/>
          <table:table-cell table:style-name="ce6"/>
        </table:table-row>
        <table:table-row table:style-name="ro2">
          <table:table-cell table:style-name="ce13" office:value-type="string" calcext:value-type="string">
            <text:p>Utebo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5]/[.$B$99]" office:value-type="percentage" office:value="0.0341614906832298" calcext:value-type="percentage">
            <text:p>3,42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66" office:value-type="float" office:value="98" calcext:value-type="float">
            <text:p>98</text:p>
          </table:table-cell>
          <table:table-cell table:style-name="ce76" table:formula="of:=[.G35]/[.G$37]" office:value-type="percentage" office:value="0.304347826086957" calcext:value-type="percentage">
            <text:p>30,43 %</text:p>
          </table:table-cell>
          <table:table-cell table:style-name="ce83"/>
          <table:table-cell table:style-name="ce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6]/[.$B$99]" office:value-type="percentage" office:value="0.0279503105590062" calcext:value-type="percentage">
            <text:p>2,80 %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7" office:value-type="float" office:value="11" calcext:value-type="float">
            <text:p>11</text:p>
          </table:table-cell>
          <table:table-cell table:style-name="ce77" table:formula="of:=[.G36]/[.G$37]" office:value-type="percentage" office:value="0.0341614906832298" calcext:value-type="percentage">
            <text:p>3,42 %</text:p>
          </table:table-cell>
          <table:table-cell table:style-name="ce83"/>
          <table:table-cell table:style-name="ce6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7]/[.$B$99]" office:value-type="percentage" office:value="0.0248447204968944" calcext:value-type="percentage">
            <text:p>2,48 %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8" table:formula="of:=SUM([.G28:.G36])" office:value-type="float" office:value="322" calcext:value-type="float">
            <text:p>322</text:p>
          </table:table-cell>
          <table:table-cell table:style-name="ce78"/>
          <table:table-cell table:style-name="ce83"/>
          <table:table-cell table:style-name="ce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8]/[.$B$99]" office:value-type="percentage" office:value="0.0248447204968944" calcext:value-type="percentage">
            <text:p>2,48 %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39]/[.$B$99]" office:value-type="percentage" office:value="0.0217391304347826" calcext:value-type="percentage">
            <text:p>2,17 %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0]/[.$B$99]" office:value-type="percentage" office:value="0.0217391304347826" calcext:value-type="percentage">
            <text:p>2,17 %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1]/[.$B$99]" office:value-type="percentage" office:value="0.0217391304347826" calcext:value-type="percentage">
            <text:p>2,17 %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58" table:number-columns-spanned="3" table:number-rows-spanned="1"/>
          <table:covered-table-cell table:number-columns-repeated="2" table:style-name="ce58"/>
          <table:table-cell table:style-name="ce59" table:number-columns-repeated="2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2]/[.$B$99]" office:value-type="percentage" office:value="0.0217391304347826" calcext:value-type="percentage">
            <text:p>2,17 %</text:p>
          </table:table-cell>
          <table:table-cell table:style-name="ce40" office:value-type="float" office:value="15" calcext:value-type="float">
            <text:p>15</text:p>
          </table:table-cell>
          <table:table-cell/>
          <table:table-cell table:style-name="ce58" table:number-columns-repeated="3"/>
          <table:table-cell table:style-name="ce59" table:number-columns-repeated="2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3]/[.$B$99]" office:value-type="percentage" office:value="0.0217391304347826" calcext:value-type="percentage">
            <text:p>2,17 %</text:p>
          </table:table-cell>
          <table:table-cell table:style-name="ce40" office:value-type="float" office:value="16" calcext:value-type="float">
            <text:p>16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4]/[.$B$99]" office:value-type="percentage" office:value="0.0186335403726708" calcext:value-type="percentage">
            <text:p>1,86 %</text:p>
          </table:table-cell>
          <table:table-cell table:style-name="ce40" office:value-type="float" office:value="17" calcext:value-type="float">
            <text:p>17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5]/[.$B$99]" office:value-type="percentage" office:value="0.0186335403726708" calcext:value-type="percentage">
            <text:p>1,86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6]/[.$B$99]" office:value-type="percentage" office:value="0.0186335403726708" calcext:value-type="percentage">
            <text:p>1,86 %</text:p>
          </table:table-cell>
          <table:table-cell table:style-name="ce40" office:value-type="float" office:value="19" calcext:value-type="float">
            <text:p>19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7]/[.$B$99]" office:value-type="percentage" office:value="0.015527950310559" calcext:value-type="percentage">
            <text:p>1,55 %</text:p>
          </table:table-cell>
          <table:table-cell table:style-name="ce40" office:value-type="float" office:value="20" calcext:value-type="float">
            <text:p>20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8]/[.$B$99]" office:value-type="percentage" office:value="0.015527950310559" calcext:value-type="percentage">
            <text:p>1,55 %</text:p>
          </table:table-cell>
          <table:table-cell table:style-name="ce40" office:value-type="float" office:value="21" calcext:value-type="float">
            <text:p>21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9]/[.$B$99]" office:value-type="percentage" office:value="0.015527950310559" calcext:value-type="percentage">
            <text:p>1,55 %</text:p>
          </table:table-cell>
          <table:table-cell table:style-name="ce40" office:value-type="float" office:value="22" calcext:value-type="float">
            <text:p>22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50]/[.$B$99]" office:value-type="percentage" office:value="0.015527950310559" calcext:value-type="percentage">
            <text:p>1,55 %</text:p>
          </table:table-cell>
          <table:table-cell table:style-name="ce40" office:value-type="float" office:value="23" calcext:value-type="float">
            <text:p>23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1]/[.$B$99]" office:value-type="percentage" office:value="0.0124223602484472" calcext:value-type="percentage">
            <text:p>1,24 %</text:p>
          </table:table-cell>
          <table:table-cell table:style-name="ce40" office:value-type="float" office:value="24" calcext:value-type="float">
            <text:p>24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lfajarín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2]/[.$B$99]" office:value-type="percentage" office:value="0.0124223602484472" calcext:value-type="percentage">
            <text:p>1,24 %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3]/[.$B$99]" office:value-type="percentage" office:value="0.0124223602484472" calcext:value-type="percentage">
            <text:p>1,24 %</text:p>
          </table:table-cell>
          <table:table-cell table:style-name="ce40" office:value-type="float" office:value="26" calcext:value-type="float">
            <text:p>26</text:p>
          </table:table-cell>
          <table:table-cell/>
          <table:table-cell table:style-name="ce59" table:number-columns-repeated="2"/>
          <table:table-cell table:style-name="ce79"/>
          <table:table-cell table:number-columns-repeated="2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4]/[.$B$99]" office:value-type="percentage" office:value="0.0124223602484472" calcext:value-type="percentage">
            <text:p>1,24 %</text:p>
          </table:table-cell>
          <table:table-cell table:style-name="ce40" office:value-type="float" office:value="27" calcext:value-type="float">
            <text:p>27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5]/[.$B$99]" office:value-type="percentage" office:value="0.0124223602484472" calcext:value-type="percentage">
            <text:p>1,24 %</text:p>
          </table:table-cell>
          <table:table-cell table:style-name="ce40" office:value-type="float" office:value="28" calcext:value-type="float">
            <text:p>28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6]/[.$B$99]" office:value-type="percentage" office:value="0.0124223602484472" calcext:value-type="percentage">
            <text:p>1,24 %</text:p>
          </table:table-cell>
          <table:table-cell table:style-name="ce40" office:value-type="float" office:value="29" calcext:value-type="float">
            <text:p>29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7]/[.$B$99]" office:value-type="percentage" office:value="0.0124223602484472" calcext:value-type="percentage">
            <text:p>1,24 %</text:p>
          </table:table-cell>
          <table:table-cell table:style-name="ce40" office:value-type="float" office:value="30" calcext:value-type="float">
            <text:p>30</text:p>
          </table:table-cell>
          <table:table-cell/>
          <table:table-cell table:style-name="ce59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8]/[.$B$99]" office:value-type="percentage" office:value="0.0124223602484472" calcext:value-type="percentage">
            <text:p>1,24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9]/[.$B$99]" office:value-type="percentage" office:value="0.0124223602484472" calcext:value-type="percentage">
            <text:p>1,24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0]/[.$B$99]" office:value-type="percentage" office:value="0.0124223602484472" calcext:value-type="percentage">
            <text:p>1,24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61]/[.$B$99]" office:value-type="percentage" office:value="0.0124223602484472" calcext:value-type="percentage">
            <text:p>1,24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2]/[.$B$99]" office:value-type="percentage" office:value="0.0093167701863354" calcext:value-type="percentage">
            <text:p>0,93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3]/[.$B$99]" office:value-type="percentage" office:value="0.0093167701863354" calcext:value-type="percentage">
            <text:p>0,93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ujaraloz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4]/[.$B$99]" office:value-type="percentage" office:value="0.0093167701863354" calcext:value-type="percentage">
            <text:p>0,93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5]/[.$B$99]" office:value-type="percentage" office:value="0.0093167701863354" calcext:value-type="percentage">
            <text:p>0,93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6]/[.$B$99]" office:value-type="percentage" office:value="0.0093167701863354" calcext:value-type="percentage">
            <text:p>0,93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7]/[.$B$99]" office:value-type="percentage" office:value="0.0093167701863354" calcext:value-type="percentage">
            <text:p>0,93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8]/[.$B$99]" office:value-type="percentage" office:value="0.0093167701863354" calcext:value-type="percentage">
            <text:p>0,93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ebolerí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9]/[.$B$99]" office:value-type="percentage" office:value="0.0093167701863354" calcext:value-type="percentage">
            <text:p>0,93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0]/[.$B$99]" office:value-type="percentage" office:value="0.0093167701863354" calcext:value-type="percentage">
            <text:p>0,93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1]/[.$B$99]" office:value-type="percentage" office:value="0.0093167701863354" calcext:value-type="percentage">
            <text:p>0,93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9"/>
          <table:table-cell table:number-columns-repeated="3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2]/[.$B$99]" office:value-type="percentage" office:value="0.0093167701863354" calcext:value-type="percentage">
            <text:p>0,93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73]/[.$B$99]" office:value-type="percentage" office:value="0.0093167701863354" calcext:value-type="percentage">
            <text:p>0,93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4]/[.$B$99]" office:value-type="percentage" office:value="0.0062111801242236" calcext:value-type="percentage">
            <text:p>0,62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udéva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5]/[.$B$99]" office:value-type="percentage" office:value="0.0062111801242236" calcext:value-type="percentage">
            <text:p>0,62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6]/[.$B$99]" office:value-type="percentage" office:value="0.0062111801242236" calcext:value-type="percentage">
            <text:p>0,62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mpo de Belchit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7]/[.$B$99]" office:value-type="percentage" office:value="0.0062111801242236" calcext:value-type="percentage">
            <text:p>0,62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8]/[.$B$99]" office:value-type="percentage" office:value="0.0062111801242236" calcext:value-type="percentage">
            <text:p>0,62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9]/[.$B$99]" office:value-type="percentage" office:value="0.0062111801242236" calcext:value-type="percentage">
            <text:p>0,62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0]/[.$B$99]" office:value-type="percentage" office:value="0.0062111801242236" calcext:value-type="percentage">
            <text:p>0,62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1]/[.$B$99]" office:value-type="percentage" office:value="0.0062111801242236" calcext:value-type="percentage">
            <text:p>0,62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82]/[.$B$99]" office:value-type="percentage" office:value="0.0062111801242236" calcext:value-type="percentage">
            <text:p>0,62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3]/[.$B$99]" office:value-type="percentage" office:value="0.0031055900621118" calcext:value-type="percentage">
            <text:p>0,31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4]/[.$B$99]" office:value-type="percentage" office:value="0.0031055900621118" calcext:value-type="percentage">
            <text:p>0,31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5]/[.$B$99]" office:value-type="percentage" office:value="0.0031055900621118" calcext:value-type="percentage">
            <text:p>0,31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6]/[.$B$99]" office:value-type="percentage" office:value="0.0031055900621118" calcext:value-type="percentage">
            <text:p>0,31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rera de los Navarro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7]/[.$B$99]" office:value-type="percentage" office:value="0.0031055900621118" calcext:value-type="percentage">
            <text:p>0,31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íj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8]/[.$B$99]" office:value-type="percentage" office:value="0.0031055900621118" calcext:value-type="percentage">
            <text:p>0,31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9]/[.$B$99]" office:value-type="percentage" office:value="0.0031055900621118" calcext:value-type="percentage">
            <text:p>0,31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fortunad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0]/[.$B$99]" office:value-type="percentage" office:value="0.0031055900621118" calcext:value-type="percentage">
            <text:p>0,31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1]/[.$B$99]" office:value-type="percentage" office:value="0.0031055900621118" calcext:value-type="percentage">
            <text:p>0,31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s de las Mata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2]/[.$B$99]" office:value-type="percentage" office:value="0.0031055900621118" calcext:value-type="percentage">
            <text:p>0,31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ta de Jaló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3]/[.$B$99]" office:value-type="percentage" office:value="0.0031055900621118" calcext:value-type="percentage">
            <text:p>0,31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ádab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4]/[.$B$99]" office:value-type="percentage" office:value="0.0031055900621118" calcext:value-type="percentage">
            <text:p>0,31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5]/[.$B$99]" office:value-type="percentage" office:value="0.0031055900621118" calcext:value-type="percentage">
            <text:p>0,31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riñe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6]/[.$B$99]" office:value-type="percentage" office:value="0.0031055900621118" calcext:value-type="percentage">
            <text:p>0,31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7]/[.$B$99]" office:value-type="percentage" office:value="0.0031055900621118" calcext:value-type="percentage">
            <text:p>0,31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11" calcext:value-type="float">
            <text:p>11</text:p>
          </table:table-cell>
          <table:table-cell table:style-name="ce33" table:formula="of:=[.B98]/[.$B$99]" office:value-type="percentage" office:value="0.0341614906832298" calcext:value-type="percentage">
            <text:p>3,42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98])" office:value-type="float" office:value="322" calcext:value-type="float">
            <text:p>322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76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04'.$A$1" table:cell-range-address="$'20201004'.$A$27:.$D$81"/>
        </table:named-expressions>
      </table:table>
      <table:named-expressions/>
      <table:database-ranges>
        <table:database-range table:name="__Anonymous_Sheet_DB__0" table:target-range-address="'20201004'.A27:'20201004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04" style:display-name="PageStyle_202010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05T15:10:01</dc:date>
    <meta:generator>LibreOffice/6.0.7.3$Linux_X86_64 LibreOffice_project/00m0$Build-3</meta:generator>
    <meta:document-statistic meta:table-count="1" meta:cell-count="416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